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0373" officeooo:paragraph-rsid="001303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ex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21:17:31.627601384</meta:creation-date>
    <dc:date>2018-06-16T21:18:09.974930514</dc:date>
    <meta:editing-duration>PT39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5.1.6.2$Linux_X86_64 LibreOffice_project/10m0$Build-2</meta:generator>
  </office:meta>
</office:document-meta>
</file>